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C0000027DD0317769C7B70FFB.jpg" manifest:media-type="image/jpeg"/>
  <manifest:file-entry manifest:full-path="Pictures/100000000000015E000000E9F550C9D29B912EC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901cm"/>
    </style:style>
    <style:style style:name="gr3" style:family="graphic" style:parent-style-name="standard">
      <style:graphic-properties draw:stroke="none" svg:stroke-color="#000000" draw:fill="none" draw:fill-color="#ffffff" fo:min-height="1.5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56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0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6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atin Modern Sans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color="#800000" style:font-name="Latin Modern Sans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Latin Modern Sans" fo:font-size="14pt" style:font-size-asian="14pt" style:font-size-complex="14pt"/>
    </style:style>
    <style:style style:name="T1" style:family="text">
      <style:text-properties fo:color="#ff3333" style:font-name="Latin Modern Sans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atin Modern Sans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800000" style:font-name="Latin Modern Sans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800000" style:font-name="Latin Modern Sans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atin Modern Sans" fo:font-size="14pt" style:font-size-asian="14pt" style:font-size-complex="14pt"/>
    </style:style>
    <style:style style:name="T6" style:family="text">
      <style:text-properties fo:color="#ff3333" style:font-name="Latin Modern Sans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59cm" svg:height="5.032cm" svg:x="0.141cm" svg:y="0.1cm">
          <draw:image xlink:href="Pictures/100000000000015E000000E9F550C9D29B912ECC.jpg" xlink:type="simple" xlink:show="embed" xlink:actuate="onLoad">
            <text:p/>
          </draw:image>
        </draw:frame>
        <draw:frame draw:style-name="gr2" draw:text-style-name="P2" draw:layer="layout" svg:width="4.401cm" svg:height="0.861cm" svg:x="1.72cm" svg:y="6cm">
          <draw:text-box>
            <text:p><text:span text:style-name="T1">Car</text:span><text:span text:style-name="T2"> – Raod - Crowd</text:span></text:p>
          </draw:text-box>
        </draw:frame>
        <draw:frame draw:style-name="gr3" draw:text-style-name="P3" draw:layer="layout" svg:width="5.1cm" svg:height="1.775cm" svg:x="1.37cm" svg:y="5.2cm">
          <draw:text-box>
            <text:p><text:span text:style-name="T3">Concept Detectors</text:span></text:p>
          </draw:text-box>
        </draw:frame>
        <draw:frame draw:style-name="gr4" draw:text-style-name="P5" draw:layer="layout" svg:width="5.231cm" svg:height="1.187cm" svg:x="1.305cm" svg:y="6.857cm">
          <draw:text-box>
            <text:p text:style-name="P4"><text:span text:style-name="T4">Context :</text:span><text:span text:style-name="T5"> Car Racing</text:span></text:p>
          </draw:text-box>
        </draw:frame>
        <draw:line draw:style-name="gr5" draw:text-style-name="P1" draw:layer="layout" svg:x1="1.02cm" svg:y1="6.9cm" svg:x2="6.82cm" svg:y2="6.9cm">
          <text:p/>
        </draw:line>
        <draw:frame draw:style-name="gr1" draw:text-style-name="P1" draw:layer="layout" svg:width="7.507cm" svg:height="5.002cm" svg:x="8.2cm" svg:y="0.054cm">
          <draw:image xlink:href="Pictures/10000000000003BC0000027DD0317769C7B70FFB.jpg" xlink:type="simple" xlink:show="embed" xlink:actuate="onLoad">
            <text:p/>
          </draw:image>
        </draw:frame>
        <draw:frame draw:style-name="gr3" draw:text-style-name="P3" draw:layer="layout" svg:width="5.1cm" svg:height="1.775cm" svg:x="9.403cm" svg:y="5.156cm">
          <draw:text-box>
            <text:p><text:span text:style-name="T3">Concept Detectors</text:span></text:p>
          </draw:text-box>
        </draw:frame>
        <draw:frame draw:style-name="gr6" draw:text-style-name="P2" draw:layer="layout" svg:width="3.507cm" svg:height="0.861cm" svg:x="10.2cm" svg:y="5.895cm">
          <draw:text-box>
            <text:p><text:span text:style-name="T2"><text:s text:c="2"/></text:span><text:span text:style-name="T2">Raod - Crowd</text:span></text:p>
          </draw:text-box>
        </draw:frame>
        <draw:line draw:style-name="gr5" draw:text-style-name="P1" draw:layer="layout" svg:x1="9.053cm" svg:y1="6.856cm" svg:x2="14.853cm" svg:y2="6.856cm">
          <text:p/>
        </draw:line>
        <draw:frame draw:style-name="gr7" draw:text-style-name="P5" draw:layer="layout" svg:width="6.8cm" svg:height="1.187cm" svg:x="9.1cm" svg:y="6.813cm">
          <draw:text-box>
            <text:p text:style-name="P4"><text:span text:style-name="T4">Context : </text:span><text:span text:style-name="T6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6-02-09T15:43:50.468640727</dc:date>
    <meta:editing-duration>PT3H4M42S</meta:editing-duration>
    <meta:editing-cycles>63</meta:editing-cycles>
    <meta:generator>LibreOffice/5.0.2.2$Linux_X86_64 LibreOffice_project/00m0$Build-2</meta:generator>
    <dc:creator>Mohamed ZARKA</dc:creator>
    <meta:document-statistic meta:object-count="10"/>
  </office:meta>
</office:document-meta>
</file>